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ListParagraph" style:list-style-name="LFO1" style:family="paragraph">
      <style:text-properties fo:font-weight="bold" style:font-weight-asian="bold" style:font-weight-complex="bold"/>
    </style:style>
    <style:style style:name="P4" style:parent-style-name="ListParagraph" style:list-style-name="LFO1" style:family="paragraph">
      <style:text-properties fo:font-weight="bold" style:font-weight-asian="bold" style:font-weight-complex="bold"/>
    </style:style>
    <style:style style:name="P5" style:parent-style-name="ListParagraph" style:list-style-name="LFO1" style:family="paragraph">
      <style:text-properties fo:font-weight="bold" style:font-weight-asian="bold" style:font-weight-complex="bold"/>
    </style:style>
    <style:style style:name="P6" style:parent-style-name="ListParagraph" style:list-style-name="LFO1" style:family="paragraph">
      <style:text-properties fo:font-weight="bold" style:font-weight-asian="bold" style:font-weight-complex="bold"/>
    </style:style>
    <style:style style:name="P7" style:parent-style-name="ListParagraph" style:list-style-name="LFO1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ListParagraph" style:list-style-name="LFO1" style:family="paragraph">
      <style:text-properties fo:font-weight="bold" style:font-weight-asian="bold" style:font-weight-complex="bold"/>
    </style:style>
    <style:style style:name="P10" style:parent-style-name="ListParagraph" style:list-style-name="LFO1" style:family="paragraph">
      <style:text-properties fo:font-weight="bold" style:font-weight-asian="bold" style:font-weight-complex="bold"/>
    </style:style>
    <style:style style:name="P11" style:parent-style-name="ListParagraph" style:list-style-name="LFO1" style:family="paragraph">
      <style:text-properties fo:font-weight="bold" style:font-weight-asian="bold" style:font-weight-complex="bold"/>
    </style:style>
    <style:style style:name="P12" style:parent-style-name="ListParagraph" style:list-style-name="LFO1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ListParagraph" style:list-style-name="LFO1" style:family="paragraph">
      <style:text-properties fo:font-weight="bold" style:font-weight-asian="bold" style:font-weight-complex="bold"/>
    </style:style>
    <style:style style:name="P15" style:parent-style-name="ListParagraph" style:list-style-name="LFO1" style:family="paragraph">
      <style:text-properties fo:font-weight="bold" style:font-weight-asian="bold" style:font-weight-complex="bold"/>
    </style:style>
    <style:style style:name="P16" style:parent-style-name="ListParagraph" style:list-style-name="LFO1" style:family="paragraph">
      <style:text-properties fo:font-weight="bold" style:font-weight-asian="bold" style:font-weight-complex="bold"/>
    </style:style>
    <style:style style:name="P17" style:parent-style-name="ListParagraph" style:list-style-name="LFO1" style:family="paragraph">
      <style:text-properties fo:font-weight="bold" style:font-weight-asian="bold" style:font-weight-complex="bold"/>
    </style:style>
    <style:style style:name="P18" style:parent-style-name="ListParagraph" style:list-style-name="LFO1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ListParagraph" style:list-style-name="LFO1" style:family="paragraph">
      <style:text-properties fo:font-weight="bold" style:font-weight-asian="bold" style:font-weight-complex="bold"/>
    </style:style>
    <style:style style:name="P22" style:parent-style-name="ListParagraph" style:list-style-name="LFO1" style:family="paragraph">
      <style:text-properties fo:font-weight="bold" style:font-weight-asian="bold" style:font-weight-complex="bold"/>
    </style:style>
    <style:style style:name="P23" style:parent-style-name="ListParagraph" style:list-style-name="LFO1" style:family="paragraph">
      <style:text-properties fo:font-weight="bold" style:font-weight-asian="bold" style:font-weight-complex="bold"/>
    </style:style>
    <style:style style:name="P24" style:parent-style-name="ListParagraph" style:list-style-name="LFO1" style:family="paragraph">
      <style:text-properties fo:font-weight="bold" style:font-weight-asian="bold" style:font-weight-complex="bold"/>
    </style:style>
    <style:style style:name="P25" style:parent-style-name="ListParagraph" style:list-style-name="LFO1" style:family="paragraph">
      <style:text-properties fo:font-weight="bold" style:font-weight-asian="bold" style:font-weight-complex="bold"/>
    </style:style>
    <style:style style:name="P26" style:parent-style-name="ListParagraph" style:list-style-name="LFO1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Key Performance Indicators (KPIs)</text:p>
      <text:p text:style-name="Normal"/>
      <text:list text:style-name="LFO1" text:continue-numbering="true">
        <text:list-item>
          <text:p text:style-name="P3">Total Loan Applications</text:p>
        </text:list-item>
      </text:list>
      <text:p text:style-name="Normal"><text:s text:c="2"/>- Calculate the total number of loan applications received during a specified period to gauge overall demand.</text:p>
      <text:p text:style-name="Normal"><text:s text:c="2"/>- Monitor Month-to-Date (MTD) applications and track Month-over-Month (MoM) changes to identify trends.</text:p>
      <text:p text:style-name="Normal"/>
      <text:list text:style-name="LFO1" text:continue-numbering="true">
        <text:list-item>
          <text:p text:style-name="P4">Total Funded Amount</text:p>
        </text:list-item>
      </text:list>
      <text:p text:style-name="Normal"><text:s text:c="2"/>- Measure the total funds disbursed as loans to understand lending volume.</text:p>
      <text:p text:style-name="Normal"><text:s text:c="2"/>- Track MTD funded amounts and analyze MoM changes to observe funding trends.</text:p>
      <text:p text:style-name="Normal"/>
      <text:list text:style-name="LFO1" text:continue-numbering="true">
        <text:list-item>
          <text:p text:style-name="P5">Total Amount Received</text:p>
        </text:list-item>
      </text:list>
      <text:p text:style-name="Normal"><text:s text:c="2"/>- Track the total repayments from borrowers to assess cash flow and repayment performance.</text:p>
      <text:p text:style-name="Normal"><text:s text:c="2"/>- Analyze MTD received amounts and observe MoM changes to monitor repayment trends.</text:p>
      <text:p text:style-name="Normal"/>
      <text:list text:style-name="LFO1" text:continue-numbering="true">
        <text:list-item>
          <text:p text:style-name="P6">Average Interest Rate</text:p>
        </text:list-item>
      </text:list>
      <text:p text:style-name="Normal"><text:s text:c="2"/>- Calculate the average interest rate across all loans to understand the cost of borrowing.</text:p>
      <text:p text:style-name="Normal"><text:s text:c="2"/>- Monitor MTD average interest rates and track MoM variations to assess changes in lending rates.</text:p>
      <text:p text:style-name="Normal"/>
      <text:list text:style-name="LFO1" text:continue-numbering="true">
        <text:list-item>
          <text:p text:style-name="P7">Average Debt-to-Income Ratio (DTI)</text:p>
        </text:list-item>
      </text:list>
      <text:p text:style-name="Normal"><text:s text:c="2"/>- Evaluate the average DTI of borrowers to gauge their financial health and risk.</text:p>
      <text:p text:style-name="Normal"><text:s text:c="2"/>- Compute MTD average DTI and track MoM fluctuations to monitor borrower risk levels.</text:p>
      <text:p text:style-name="Normal"/>
      <text:p text:style-name="P8">Good Loan vs. Bad Loan KPIs</text:p>
      <text:p text:style-name="Normal"/>
      <text:list text:style-name="LFO1" text:continue-numbering="true">
        <text:list-item>
          <text:p text:style-name="P9">Good Loan Application Percentage</text:p>
        </text:list-item>
      </text:list>
      <text:p text:style-name="Normal"><text:s text:c="2"/>- Determine the percentage of loans classified as "good" to measure credit quality.</text:p>
      <text:p text:style-name="Normal"><text:s text:c="2"/>- Monitor changes over time to ensure lending standards are maintained.</text:p>
      <text:p text:style-name="Normal"/>
      <text:soft-page-break/>
      <text:list text:style-name="LFO1" text:continue-numbering="true">
        <text:list-item>
          <text:p text:style-name="P10">Good Loan Applications</text:p>
        </text:list-item>
      </text:list>
      <text:p text:style-name="Normal"><text:s text:c="2"/>- Count the number of good loan applications to assess credit quality demand.</text:p>
      <text:p text:style-name="Normal"><text:s text:c="2"/>- Track trends to inform risk management strategies.</text:p>
      <text:p text:style-name="Normal"/>
      <text:list text:style-name="LFO1" text:continue-numbering="true">
        <text:list-item>
          <text:p text:style-name="P11">Good Loan Funded Amount</text:p>
        </text:list-item>
      </text:list>
      <text:p text:style-name="Normal"><text:s text:c="2"/>- Measure the total amount funded for good loans to understand investment in low-risk assets.</text:p>
      <text:p text:style-name="Normal"><text:s text:c="2"/>- Monitor trends to ensure a healthy loan portfolio.</text:p>
      <text:p text:style-name="Normal"/>
      <text:list text:style-name="LFO1" text:continue-numbering="true">
        <text:list-item>
          <text:p text:style-name="P12">Good Loan Total Received Amount</text:p>
        </text:list-item>
      </text:list>
      <text:p text:style-name="Normal"><text:s text:c="2"/>- Track repayments from good loans to assess performance and cash flow from low-risk borrowers.</text:p>
      <text:p text:style-name="Normal"><text:s text:c="2"/>- Analyze trends to ensure consistent repayment patterns.</text:p>
      <text:p text:style-name="Normal"/>
      <text:p text:style-name="P13">Bad Loan</text:p>
      <text:list text:style-name="LFO1" text:continue-numbering="true">
        <text:list-item>
          <text:p text:style-name="P14">Bad Loan Application Percentage</text:p>
        </text:list-item>
      </text:list>
      <text:p text:style-name="Normal"><text:s text:c="2"/>- Calculate the percentage of loans classified as "bad" to identify risk levels.</text:p>
      <text:p text:style-name="Normal"><text:s text:c="2"/>- Monitor changes over time to mitigate potential losses.</text:p>
      <text:p text:style-name="Normal"/>
      <text:list text:style-name="LFO1" text:continue-numbering="true">
        <text:list-item>
          <text:p text:style-name="P15">Bad Loan Applications</text:p>
        </text:list-item>
      </text:list>
      <text:p text:style-name="Normal"><text:s text:c="2"/>- Count the number of bad loan applications to gauge high-risk demand.</text:p>
      <text:p text:style-name="Normal"><text:s text:c="2"/>- Track trends to adjust risk management policies.</text:p>
      <text:p text:style-name="Normal"/>
      <text:list text:style-name="LFO1" text:continue-numbering="true">
        <text:list-item>
          <text:p text:style-name="P16">Bad Loan Funded Amount</text:p>
        </text:list-item>
      </text:list>
      <text:p text:style-name="Normal"><text:s text:c="2"/>- Measure the total amount funded for bad loans to understand exposure to high-risk assets.</text:p>
      <text:p text:style-name="Normal"><text:s text:c="2"/>- Monitor trends to manage and mitigate risk.</text:p>
      <text:p text:style-name="Normal"/>
      <text:list text:style-name="LFO1" text:continue-numbering="true">
        <text:list-item>
          <text:p text:style-name="P17">Bad Loan Total Received Amount</text:p>
        </text:list-item>
      </text:list>
      <text:p text:style-name="Normal"><text:s text:c="2"/>- Track repayments from bad loans to assess recovery efforts and cash flow.</text:p>
      <text:p text:style-name="Normal"><text:s text:c="2"/>- Analyze trends to improve collection strategies.</text:p>
      <text:p text:style-name="Normal"/>
      <text:p text:style-name="Normal"/>
      <text:soft-page-break/>
      <text:list text:style-name="LFO1" text:continue-numbering="true">
        <text:list-item>
          <text:p text:style-name="P18">Loan Status Grid View</text:p>
        </text:list-item>
      </text:list>
      <text:p text:style-name="Normal">- Create a grid view report categorized by 'Loan Status' to provide a comprehensive overview of loan performance.</text:p>
      <text:p text:style-name="Normal">- Include metrics like Total Loan Applications, Total Funded Amount, Total Amount Received, MTD Funded Amount, MTD Amount Received, Average Interest Rate, and Average Debt-to-Income Ratio (DTI).</text:p>
      <text:p text:style-name="P19"/>
      <text:p text:style-name="P20"><text:s/>Charts</text:p>
      <text:p text:style-name="Normal"/>
      <text:list text:style-name="LFO1" text:continue-numbering="true">
        <text:list-item>
          <text:p text:style-name="P21">Monthly Trends by Issue Date (Line Chart)</text:p>
        </text:list-item>
      </text:list>
      <text:p text:style-name="Normal"><text:s text:c="2"/>- Identify seasonality and long-term trends in lending activities to inform strategic decisions.</text:p>
      <text:p text:style-name="Normal"><text:s text:c="2"/>- Visualize monthly variations to optimize loan disbursement timing.</text:p>
      <text:p text:style-name="Normal"/>
      <text:list text:style-name="LFO1" text:continue-numbering="true">
        <text:list-item>
          <text:p text:style-name="P22">Regional Analysis by State (Filled Map)</text:p>
        </text:list-item>
      </text:list>
      <text:p text:style-name="Normal"><text:s text:c="2"/>- Identify regions with significant lending activity to allocate resources effectively.</text:p>
      <text:p text:style-name="Normal"><text:s text:c="2"/>- Assess regional disparities to tailor regional lending strategies.</text:p>
      <text:p text:style-name="Normal"/>
      <text:list text:style-name="LFO1" text:continue-numbering="true">
        <text:list-item>
          <text:p text:style-name="P23">Loan Term Analysis (Donut Chart)</text:p>
        </text:list-item>
      </text:list>
      <text:p text:style-name="Normal"><text:s text:c="2"/>- Understand the distribution of loans across various term lengths to manage portfolio duration.</text:p>
      <text:p text:style-name="Normal"><text:s text:c="2"/>- Visualize term preferences to inform product offerings.</text:p>
      <text:p text:style-name="Normal"/>
      <text:list text:style-name="LFO1" text:continue-numbering="true">
        <text:list-item>
          <text:p text:style-name="P24">Employee Length Analysis (Bar Chart)</text:p>
        </text:list-item>
      </text:list>
      <text:p text:style-name="Normal"><text:s text:c="2"/>- Analyze how lending metrics are distributed among borrowers with different employment lengths.</text:p>
      <text:p text:style-name="Normal"><text:s text:c="2"/>- Assess the impact of employment history on loan performance to refine lending criteria.</text:p>
      <text:p text:style-name="Normal"/>
      <text:list text:style-name="LFO1" text:continue-numbering="true">
        <text:list-item>
          <text:p text:style-name="P25">Loan Purpose Breakdown (Bar Chart)</text:p>
        </text:list-item>
      </text:list>
      <text:p text:style-name="Normal"><text:s text:c="2"/>- Provide a visual breakdown of loan metrics based on loan purposes to understand borrower needs.</text:p>
      <text:p text:style-name="Normal"><text:s text:c="2"/>- Aid in tailoring products and marketing strategies to meet borrower demands.</text:p>
      <text:p text:style-name="Normal"/>
      <text:list text:style-name="LFO1" text:continue-numbering="true">
        <text:list-item>
          <text:p text:style-name="P26">Home Ownership Analysis (Tree Map)</text:p>
        </text:list-item>
      </text:list>
      <text:soft-page-break/>
      <text:p text:style-name="Normal"><text:s text:c="2"/>- Offer a hierarchical view of how home ownership impacts loan applications and disbursements.</text:p>
      <text:p text:style-name="Normal"><text:s text:c="2"/>- Visualize the relationship between home ownership status and lending activity to assess borrower stability.</text:p>
      <text:p text:style-name="Normal"/>
      <text:p text:style-name="P27">Metrics to be Shown</text:p>
      <text:p text:style-name="Normal">Total Loan Applications: Number of loan applications received to gauge overall demand.</text:p>
      <text:p text:style-name="Normal">Total Funded Amount: Total funds disbursed as loans to understand lending volume.</text:p>
      <text:p text:style-name="Normal">Total Amount Received: Total repayments from borrowers to assess cash flow and loan performanc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mli Bajad</meta:initial-creator>
    <dc:creator>Shamli Bajad</dc:creator>
    <meta:creation-date>2024-05-18T22:31:00Z</meta:creation-date>
    <dc:date>2024-05-18T22:50:00Z</dc:date>
    <meta:template xlink:href="Normal" xlink:type="simple"/>
    <meta:editing-cycles>1</meta:editing-cycles>
    <meta:editing-duration>PT1140S</meta:editing-duration>
    <meta:document-statistic meta:page-count="4" meta:paragraph-count="8" meta:word-count="660" meta:character-count="4416" meta:row-count="31" meta:non-whitespace-character-count="3764"/>
  </office:meta>
</office:document-meta>
</file>